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4.1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ext-properties fo:color="#ffffff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>
            <draw:frame table:end-cell-address="List1.L19" table:end-x="10.23mm" table:end-y="4.82mm" draw:z-index="0" draw:name="Grafikon 1" draw:style-name="gr1" draw:text-style-name="P1" svg:width="116.41mm" svg:height="76.19mm" svg:x="21.66mm" svg:y="4.83mm">
              <loext:p draw:notify-on-update-of-ranges="List1.B1:List1.M1 List1.A2:List1.A2 List1.B2:List1.M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j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88" calcext:value-type="float">
            <text:p>188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>
            <draw:frame table:end-cell-address="List2.L19" table:end-x="10.45mm" table:end-y="4.6mm" draw:z-index="0" draw:name="Grafikon 1" draw:style-name="gr1" draw:text-style-name="P1" svg:width="116.41mm" svg:height="76.19mm" svg:x="21.88mm" svg:y="4.61mm">
              <loext:p draw:notify-on-update-of-ranges="List2.B1:List2.M1 List2.A2:List2.A2 List2.B2:List2.M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2">
          <table:table-cell>
            <draw:frame table:end-cell-address="List3.L19" table:end-x="10.44mm" table:end-y="5.03mm" draw:z-index="0" draw:name="Grafikon 1" draw:style-name="gr1" draw:text-style-name="P1" svg:width="116.41mm" svg:height="76.19mm" svg:x="21.87mm" svg:y="4.61mm">
              <loext:p draw:notify-on-update-of-ranges="List3.B5:List3.M5 List3.A2:List3.A2 List3.B2:List3.M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2">
          <table:table-cell/>
          <table:table-cell table:style-name="ce9" office:value-type="string" calcext:value-type="string">
            <text:p>januar / prosinec</text:p>
          </table:table-cell>
          <table:table-cell table:style-name="ce9" office:value-type="string" calcext:value-type="string">
            <text:p>februar / svečan</text:p>
          </table:table-cell>
          <table:table-cell table:style-name="ce9" office:value-type="string" calcext:value-type="string">
            <text:p>marec / sušec</text:p>
          </table:table-cell>
          <table:table-cell table:style-name="ce9" office:value-type="string" calcext:value-type="string">
            <text:p>april / mali traven</text:p>
          </table:table-cell>
          <table:table-cell table:style-name="ce9" office:value-type="string" calcext:value-type="string">
            <text:p>maj / veliki traven</text:p>
          </table:table-cell>
          <table:table-cell table:style-name="ce9" office:value-type="string" calcext:value-type="string">
            <text:p>junij / rožnik</text:p>
          </table:table-cell>
          <table:table-cell table:style-name="ce9" office:value-type="string" calcext:value-type="string">
            <text:p>julij / mali srpan</text:p>
          </table:table-cell>
          <table:table-cell table:style-name="ce9" office:value-type="string" calcext:value-type="string">
            <text:p>avgust / veliki srpan</text:p>
          </table:table-cell>
          <table:table-cell table:style-name="ce9" office:value-type="string" calcext:value-type="string">
            <text:p>september / kimavec</text:p>
          </table:table-cell>
          <table:table-cell table:style-name="ce9" office:value-type="string" calcext:value-type="string">
            <text:p>oktober / vinotok</text:p>
          </table:table-cell>
          <table:table-cell table:style-name="ce9" office:value-type="string" calcext:value-type="string">
            <text:p>november / listopad</text:p>
          </table:table-cell>
          <table:table-cell table:style-name="ce9" office:value-type="string" calcext:value-type="string">
            <text:p>december / gruden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1">
          <table:table-cell>
            <draw:frame table:end-cell-address="List4.L19" table:end-x="10.45mm" table:end-y="4.82mm" draw:z-index="0" draw:name="Grafikon 2" draw:style-name="gr1" draw:text-style-name="P1" svg:width="116.41mm" svg:height="76.19mm" svg:x="21.88mm" svg:y="4.83mm">
              <loext:p draw:notify-on-update-of-ranges="List4.B1:List4.M1 List4.A2:List4.A2 List4.B2:List4.M2 List4.A3:List4.A3 List4.B3:List4.M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4" style:display-name="PageStyle_Lis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11T09:05:49</meta:creation-date>
    <dc:date>2020-03-27T20:21:43.948000000</dc:date>
    <meta:generator>LibreOffice/5.0.6.3$Windows_x86 LibreOffice_project/490fc03b25318460cfc54456516ea2519c11d1aa</meta:generator>
    <meta:editing-duration>PT3M53S</meta:editing-duration>
    <meta:editing-cycles>1</meta:editing-cycles>
    <meta:document-statistic meta:table-count="4" meta:cell-count="176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1.A1:List1.M2" chart:data-source-has-labels="both" svg:x="0.232cm" svg:y="1.329cm" svg:width="11.178cm" svg:height="6.139cm">
          <chartooo:coordinate-region svg:x="0.928cm" svg:y="1.52cm" svg:width="10.482cm" svg:height="5.317cm"/>
          <chart:axis chart:dimension="x" chart:name="primary-x" chart:style-name="ch4" chartooo:axis-type="auto">
            <chartooo:date-scale/>
            <chart:categories table:cell-range-address="List1.B1:Lis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2:List1.M2" chart:label-cell-address="List1.A2:List1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1.B1:List1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1.A2:List1.A2</svg:desc>
                </draw:g>
              </table:table-cell>
              <table:table-cell office:value-type="float" office:value="197">
                <text:p>197</text:p>
                <draw:g>
                  <svg:desc>List1.B2:List1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2.A1:List2.M2" chart:data-source-has-labels="both" svg:x="0.232cm" svg:y="1.329cm" svg:width="11.178cm" svg:height="6.139cm">
          <chartooo:coordinate-region svg:x="0.928cm" svg:y="1.52cm" svg:width="10.482cm" svg:height="5.317cm"/>
          <chart:axis chart:dimension="x" chart:name="primary-x" chart:style-name="ch4" chartooo:axis-type="auto">
            <chartooo:date-scale/>
            <chart:categories table:cell-range-address="List2.B1:List2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.B2:List2.M2" chart:label-cell-address="List2.A2:List2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</text:p>
                <draw:g>
                  <svg:desc>List2.B1:List2.M1</svg:desc>
                </draw:g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jun</text:p>
              </table:table-cell>
              <table:table-cell office:value-type="string">
                <text:p>mar</text:p>
              </table:table-cell>
              <table:table-cell office:value-type="string">
                <text:p>dec</text:p>
              </table:table-cell>
              <table:table-cell office:value-type="string">
                <text:p>jan</text:p>
              </table:table-cell>
              <table:table-cell office:value-type="string">
                <text:p>apr</text:p>
              </table:table-cell>
              <table:table-cell office:value-type="string">
                <text:p>feb</text:p>
              </table:table-cell>
              <table:table-cell office:value-type="string">
                <text:p>maj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2.A2:List2.A2</svg:desc>
                </draw:g>
              </table:table-cell>
              <table:table-cell office:value-type="float" office:value="241">
                <text:p>241</text:p>
                <draw:g>
                  <svg:desc>List2.B2:List2.M2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50" chart:gap-width="3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ffffff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-color="#4472c4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3.869cm" svg:y="0.288cm" chart:style-name="ch2">
          <text:p>Prodaja mesnih pic</text:p>
        </chart:title>
        <chart:plot-area chart:style-name="ch3" table:cell-range-address="List3.B5:List3.M5 List3.A2:List3.M2" chart:data-source-has-labels="both" svg:x="0.232cm" svg:y="1.329cm" svg:width="11.178cm" svg:height="6.139cm">
          <chartooo:coordinate-region svg:x="3.256cm" svg:y="1.329cm" svg:width="7.93cm" svg:height="5.508cm"/>
          <chart:axis chart:dimension="x" chart:name="primary-x" chart:style-name="ch4" chartooo:axis-type="auto">
            <chartooo:date-scale/>
            <chart:categories table:cell-range-address="List3.B5:List3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3.B2:List3.M2" chart:label-cell-address="List3.A2:List3.A2" chart:class="chart:bar">
            <chart:data-point chart:repeated="5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 / prosinec</text:p>
                <draw:g>
                  <svg:desc>List3.B5:List3.M5</svg:desc>
                </draw:g>
              </table:table-cell>
              <table:table-cell office:value-type="string">
                <text:p>februar / svečan</text:p>
              </table:table-cell>
              <table:table-cell office:value-type="string">
                <text:p>marec / sušec</text:p>
              </table:table-cell>
              <table:table-cell office:value-type="string">
                <text:p>april / mali traven</text:p>
              </table:table-cell>
              <table:table-cell office:value-type="string">
                <text:p>maj / veliki traven</text:p>
              </table:table-cell>
              <table:table-cell office:value-type="string">
                <text:p>junij / rožnik</text:p>
              </table:table-cell>
              <table:table-cell office:value-type="string">
                <text:p>julij / mali srpan</text:p>
              </table:table-cell>
              <table:table-cell office:value-type="string">
                <text:p>avgust / veliki srpan</text:p>
              </table:table-cell>
              <table:table-cell office:value-type="string">
                <text:p>september / kimavec</text:p>
              </table:table-cell>
              <table:table-cell office:value-type="string">
                <text:p>oktober / vinotok</text:p>
              </table:table-cell>
              <table:table-cell office:value-type="string">
                <text:p>november / listopad</text:p>
              </table:table-cell>
              <table:table-cell office:value-type="string">
                <text:p>december / gruden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3.A2:List3.A2</svg:desc>
                </draw:g>
              </table:table-cell>
              <table:table-cell office:value-type="float" office:value="197">
                <text:p>197</text:p>
                <draw:g>
                  <svg:desc>List3.B2:List3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0" chart:gap-width="5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53cm" svg:stroke-color="#ffffff" draw:fill-color="#c0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53cm" svg:stroke-color="#ffffff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bar" chart:style-name="ch1">
        <chart:title svg:x="4.631cm" svg:y="0.288cm" chart:style-name="ch2">
          <text:p>Prodaja pic</text:p>
        </chart:title>
        <chart:legend chart:legend-position="bottom" svg:x="4.167cm" svg:y="6.853cm" style:legend-expansion="wide" chart:style-name="ch3"/>
        <chart:plot-area chart:style-name="ch4" table:cell-range-address="List4.A1:List4.M3" chart:data-source-has-labels="both" svg:x="0.232cm" svg:y="1.329cm" svg:width="11.178cm" svg:height="5.372cm">
          <chartooo:coordinate-region svg:x="0.928cm" svg:y="1.521cm" svg:width="10.482cm" svg:height="4.549cm"/>
          <chart:axis chart:dimension="x" chart:name="primary-x" chart:style-name="ch5" chartooo:axis-type="auto">
            <chartooo:date-scale/>
            <chart:categories table:cell-range-address="List4.B1:List4.M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4.B2:List4.M2" chart:label-cell-address="List4.A2:List4.A2" chart:class="chart:bar">
            <chart:data-point chart:repeated="12"/>
          </chart:series>
          <chart:series chart:style-name="ch9" chart:values-cell-range-address="List4.B3:List4.M3" chart:label-cell-address="List4.A3:List4.A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4.B1:List4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v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4.A2:List4.A2</svg:desc>
                </draw:g>
              </table:table-cell>
              <table:table-cell office:value-type="float" office:value="197">
                <text:p>197</text:p>
                <draw:g>
                  <svg:desc>List4.B2:List4.M2</svg:desc>
                </draw:g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241">
                <text:p>241</text:p>
              </table:table-cell>
              <table:table-cell office:value-type="float" office:value="237">
                <text:p>23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brezmesna</text:p>
                <draw:g>
                  <svg:desc>List4.A3:List4.A3</svg:desc>
                </draw:g>
              </table:table-cell>
              <table:table-cell office:value-type="float" office:value="47">
                <text:p>47</text:p>
                <draw:g>
                  <svg:desc>List4.B3:List4.M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05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